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Seite 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Apel</meta:initial-creator>
    <meta:creation-date>2013-11-23T20:48:27</meta:creation-date>
    <meta:generator>LibreOffice/5.1.6.2$Linux_x86 LibreOffice_project/10m0$Build-2</meta:generator>
    <dc:date>2017-10-01T09:22:27.853997732</dc:date>
    <dc:creator>Dieter Apel</dc:creator>
    <meta:editing-duration>PT37S</meta:editing-duration>
    <meta:editing-cycles>1</meta:editing-cycles>
    <meta:document-statistic meta:object-count="0"/>
  </office:meta>
</office:document-meta>
</file>